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P8">They kept a steady eastern course, moving deep into the central ocean. With both boats running their diesel engines ,they could sustain high speeds. Maintaining a steady fifteen-knot average, they covered the vast distances of the open ocean relatively quickly.</text:p>
      <text:p text:style-name="P8">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p>
      <text:p text:style-name="P8">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p>
      <text:p text:style-name="P8">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P8">“Hmm. That is not alright. Bastian!” Hemi called to the control room. “Throttle back to five knots…and shut down the diesels!”</text:p>
      <text:p text:style-name="P8">The sound of the diesels faded. Percy arrived in the sonar compartment soon after, having been directed there from above by Bastian. “What the fuck is going on, Hemi?”</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P8">“I don’t hear anything, Captain Percy,” Cassandra interrupted. “At least, not above Shakes’ sengine.”</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P8">“It is extremely unlikely that there is a fleet of dozens of ships and subs just floating without engines running,” said Hemi. “Something else is going on here…”</text:p>
      <text:p text:style-name="P8">In the sonar compartment they could hear Shakes’s voice crackling questions over the ship-to-ship in the control room and Bastian responding to him.</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P8">At this range Cassandra was now able to hear the object on the sonar — water slapping against a steel void with the random regularity of ocean chop. She was convinced it was a ship.</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P8">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P8">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p>
      <text:p text:style-name="P8">“Scavengers, Gregory. Any source of scrap metal, no matter how remote, will also have someone who knows how to transform it into fucking treasure. It’s possible they live out here. Sometimes whole communities will develop around a resource like this.”</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P8">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P8">With confidence came a love of her job, and the long shift that Percy was currently asking her to do without breaks seemed like less of a burden than it had at first. She found time passed rapidly when her mind was out there swimming in the sea of sound.</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P8">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p>
      <text:p text:style-name="P8">She slipped a headphone off one ear. “Something’s there, Hemi.”</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P8">Hemi nodded as he patted Cassandra’s shoulder again. “Sylvia!” he bellowed upward as he stepped back, stretching out the wire of the headset. He looked up through the hatch to the control room.</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P8">“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P8">“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alright? Now, are they gaining on us? How long before we have to start worrying about them putting a torpedo in the water?”</text:p>
      <text:p text:style-name="P8">“No way to tell just yet. They likely have the same difficulty as us — moving fast through the surface garbage puts them at risk of hitting something.”</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P8">For the next two hours, Cassandra blearily focused on listening to the sonar contacts while shouting potential hazards in the water up to the control room. Gregory and Percy were required to constantly adjust 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he oaths ever fiercer longer-lasting.</text:p>
      <text:p text:style-name="P8">By the time Hemi arrived back in the sonar compartment from his rack, Cassandra was clearly frayed. He consulted with her briefly to get caught up. He realized he would need to relieve her. But first he wanted to check in with Percy, so he climbed to the control room.</text:p>
      <text:p text:style-name="Text_20_body"><text:span text:style-name="T1">While he was on the ladder, the crunching sound of an impact — a recapitulation of the sound they all heard the first time the </text:span><text:span text:style-name="T2">Grackle</text:span><text:span text:style-name="T1"> had rammed them — 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 — that Cassandra had not heard the </text:span><text:span text:style-name="T2">Grackle</text:span><text:span text:style-name="T1"> charging at them. “Cassandra you little shit! You let them hit us!”</text:span></text:p>
      <text:p text:style-name="P8">“No, Captain Percy!” Cassandra wailed with the deep-grained panic of someone who knows they had made a mistake. “It definitely wasn’t them! They’re still miles and miles off.”</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P8">Hemi put the sonar headset on and listened closely for a minute. “It was just a derelict… . . . Cassandra was right, the pursuing sub is still close to ten miles behind us.”</text:p>
      <text:p text:style-name="P8">“She still fucked us, Hemi. A competent operator would have fucking heard that derelict coming o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P8">Percy looked down and saw Bastian standing at the foot of the ladder to the control room. “Bastian, get up here. Gregory, before you hit the rack, go down to the fucking cargo hold and check on our welded split in the pressure hull — fucking money is that it has opened up yet again, with that last little boneshaker.”</text:p>
      <text:p text:style-name="P8">A few minutes later Gregory’s voice came crackling over the PA speaker above Percy’s head in the control room. “Fuck, Captain Percy, you’re right. Those welds are failing. There’s already about a foot of fucking water in the bilge.”</text:p>
      <text:p text:style-name="P8">“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dubious look, but did not voice his doubt.</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P8">“Well, we’re not going to fuck around with sinking again, Hemi. I’ve had too many close calls with getting sucked down the hole recently. We’ll just have to figure out some other fucking tactic.”</text:p>
      <text:p text:style-name="Text_20_body"><text:span text:style-name="T1">For the next few hours Hemi carefully tracked the pursuing sub on sonar. He grew ever surer that the </text:span><text:span text:style-name="T2">Grackle</text:span><text:span text:style-name="T1"> was back on the </text:span><text:span text:style-name="T2">Prospect’</text:span><text:span text:style-name="T1">s track and was gaining ground once again. Percy nervously watched the battery gauges as the needles dipped slowly down into the areas marked with red cross-hatching. The relatively fast speed they had kept </text:span><text:soft-page-break/><text:span text:style-name="T1">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P8">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 the higher pitched whine of the forward bilge pumps died away too.</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P8">“Hemi!” Percy called down. “We’ve completely run the fucking batteries down!”</text:p>
      <text:p text:style-name="P8">Hemi removed the sonar headset and stood at the foot of the ladder to the control room. “What do you want to do now?”</text:p>
      <text:p text:style-name="P8">“I’m fucking asking you: what the fuck can we do? All we’ve got is hotel power! …And we’re going to fucking sink if we don’t find some power to run those forward bilges real soon. Give me options!”</text:p>
      <text:p text:style-name="P8">“You could flip over the main power to draw from the emergency hotel batteries — but with the bilge motors running, they will deplete those batteries in a matter of an hour or so.”</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P8">“Shit. Ah fucking well. Up we go, boys! Hemi, want to let some air into my girl?”</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P8">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 shadowed ship hulls in the dimly visible sea.</text:p>
      <text:p text:style-name="P8">In the pre-dawn light, Percy scanned around with a pair of binoculars. Not seeing anything of note on the first pass, she circled the horizon a second time. There was nothing out there to see except the gray gradient field of the sky meeting the black field of the water.</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P8">In half an hour, the eastern sky had lightened,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P8">“This is not going to work, Sylvia. They are just going to get closer and try again,” said Hemi.</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P8">“He checked in over the ship-to-ship maybe ten minutes ago. He should still be in range,” Hemi said as he climbed down the ladder.</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 the </text:span><text:span text:style-name="T2">Gnat’s</text:span><text:span text:style-name="T1"> engine started. Percy could hear it without aid through the hull of the </text:span><text:span text:style-name="T2">Prospect</text:span><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 — as soon as the </text:span><text:span text:style-name="T2">Gnat</text:span><text:span text:style-name="T1"> had moved far enough off that they could hear anything.</text:span></text:p>
      <text:p text:style-name="P8"> </text:p>
      <text:p text:style-name="P8">Percy spent the next few hours in the control room, sitting in the dive planes control chair and smoking one cheroot lit off another as sea water once again seeped into the cargo hold, and the bow of her boat slipped slowly farther down into the water.</text:p>
      <text:p text:style-name="Text_20_body"><text:soft-page-break/><text:span text:style-name="T1">Hemi called up a report from sonar every ten minutes or so. The first hour passed quickly, with Hemi’s reports describing their pursuer’s continued plodding movements towards the </text:span><text:span text:style-name="T2">Prospect’s</text:span><text:span text:style-name="T1"> location. But Shakes’s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 at first. But in another hour, Hemi’s reports made it clear that their pursuers were now familiar with the tactic of using the </text:span><text:span text:style-name="T2">Gnat</text:span><text:span text:style-name="T1"> to draw them off. The </text:span><text:span text:style-name="T2">Grackle</text:span><text:span text:style-name="T1"> gave up the chase to the southeast and started to move in large, slowly searching circles. They returned to using active sonar. The pings once again unnervingly echoed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 — and in this world of discreet shipping, this was the reason so much cargo now crawled across the 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P8">Around mid-afternoon,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back at the sonar station.</text:p>
      <text:p text:style-name="P8"><text:soft-page-break/>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P8">“Having charted their search pattern, I agree. They are following an extremely systematic course, and that suggests to me that sub commander has high confidence that he will find us eventually — and is willing to take the time to do it.”</text:p>
      <text:p text:style-name="P8">“We need to end this. We can’t run and hide forever. That fucker might be under the delusion he’s fighting an entrenched battle, and will go on fighting with all the deep-pocketed resources of an Authority. But we have got to get back to work. We have no margin to cover constantly operating in this fucked-up prey condition.”</text:p>
      <text:p text:style-name="P8">“I have had the same thought. And I have an idea we could try — though I warn you that it is extremely unlikely to work.”</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 — and likely to get us killed.” He took a breath. “The magnetic warheads…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 — as Miss Mai was so fond of pointing out to me. We can’t just underhand one over the water at them.”</text:span></text:p>
      <text:p text:style-name="Text_20_body"><text:span text:style-name="T1">“That is where the part of my idea that might get us killed comes in — 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at least did not involve intentionally blowing the </text:span><text:span text:style-name="T2">Gnat</text:span><text:span text:style-name="T1"> up. It did, however, feature using the </text:span><text:span text:style-name="T2">Prospect</text:span><text:span text:style-name="T1"> as bait. It took some convincing on Hemi’s part for Percy to fully come around to the idea.</text:span></text:p>
      <text:p text:style-name="Text_20_body"><text:span text:style-name="T1">“OK. We’re going to try your — frankly, fucking insane — plan to take out a military submarine with nothing but leftover parts hanging around my darling </text:span><text:span text:style-name="T2">Prospect</text:span><text:span text:style-name="T1">. Go ahead and get Shakes on the pigeon.”</text:span></text:p>
      <text:p text:style-name="P8"><text:soft-page-break/>“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P8">The magnetic warheads were in the crates he had left in the cargo hold. He selected a half dozen of the less-rusty ones and hauled them to a worktable in the engine room. Each weighed about twenty-five kilograms and consisted of a cylinder containing high explosives that was about three hundred 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p>
      <text:p text:style-name="P8">The devices were designed to be as simple as possible, with the idea that while a complex device could have more safety features, a simpler device could be understood and thus handled safely by any idiotic naval deckhand. Details were printed right on the side of the explosives cylinder.</text:p>
      <text:p text:style-name="P8">Adjusting his glasses and reading this block of text, Hemi learned that 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p>
      <text:p text:style-name="P8">He used large steel straps to join two of the cylinders together, orienting them so the magnetic trigger plates faced outwards on both ends. He tracked down some batteries in waterproof cases and wired them in as the power supplies for the triggers. In a forgotten storage compartment for parts in the engine room, he found a pile of old mechanical timed switches that could be wound up and the timer set for when they would close the circuit. He wired these into the arming circuit on each warhead.</text:p>
      <text:p text:style-name="Text_20_body"><text:span text:style-name="T1">He made three more doubled-up units like this. With two magnetic warheads strapped together, each weighed more than fifty kilograms. Then he plundered the many storage compartments throughout the boat, looking for the rest of the parts he needed: some old boat fenders, heavy line, air hoses and chucks, and his slide rule and clipboard. He wished he had some small clamps, but those were not to be found anywhere. He would </text:span><text:soft-page-break/><text:span text:style-name="T1">have to make do with screw-tightened steel clips. So a screwdriver went on his list of things to find too.</text:span></text:p>
      <text:p text:style-name="Text_20_body"><text:span text:style-name="T1">He had gathered most of the parts he needed 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his parts and equipment down to the </text:span><text:span text:style-name="T2">Prospect</text:span><text:span text:style-name="T1">’s battery compartment near the hatch to the </text:span><text:span text:style-name="T2">Gnat</text:span><text:span text:style-name="T1">.</text:span></text:p>
      <text:p text:style-name="Text_20_body"><text:span text:style-name="T1">As Gregory opened the hatch to see Shakes’s greasy-haired visage grinning up at them, Percy’s voice came back on the </text:span><text:span text:style-name="T2">Prospect</text:span><text:span text:style-name="T1">’s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 man — 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he received the heavy explosive units that a straining Gregory and Shakes lowered down to him. After that, it took 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 Gregory called down from the </text:span><text:span text:style-name="T2">Prospect</text:span><text:span text:style-name="T1">.</text:span></text:p>
      <text:p text:style-name="P8"><text:soft-page-break/>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P8">“Don’t fuckin’ die down there, Captain Shakes,” Gregory said, angling his head so his voice reached back to where Shakes was standing.</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P8">Hemi was still wedged into the small space next to the control chair. “If you’re going to take up that space there, big guy, would you mind workin’ the fuckin’ trim? Give us a bit o’ flood if you don’t mind.”</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 the boat’s mating collar was still pressed firmly against the </text:span><text:span text:style-name="T2">Prospect</text:span><text:span text:style-name="T1">’s. Hemi twisted open a valve and they could hear water pouring into the </text:span><text:span text:style-name="T2">Gnat</text:span><text:span text:style-name="T1">. Only seconds later, the boat dropped a meter or two. Shakes gave the electric motor some throttle. Most of the dials in front of the two men suddenly came to life, 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P8">Hemi closed the trim tank valves and picked up the ship-to-ship mic from where it hung in front of Shakes. “We have you, Sylvia.”</text:p>
      <text:p text:style-name="P8">“I couldn’t let you two shitheads just go off and try this dumb-ass fuckin’ idea of yours without a proper send-off, Hemi.”</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oft-page-break/><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P8">“No fucking way Hemi. I’ll grant you that she has learned fast enough to be perfectly capable of doing the sittin’ sonar watch job I hired her for — I was the first to see her fuckin’ potential, you know — but in this situation where we live or die, depending on what the sonar operator hears… nope. That little fucking shit stays in her rack.”</text:p>
      <text:p text:style-name="Text_20_body"><text:span text:style-name="T1">“Have you not noticed that with me on the </text:span><text:span text:style-name="T2">Gnat</text:span><text:span text:style-name="T1"> you are down yet another crew member? You are running a full-sized hundred-meter cargo sub with a crew of four — and that is including Cassandra. During the wars, a boat the size of the </text:span><text:span text:style-name="T2">Prospect</text:span><text:span text:style-name="T1"> would have had a crew of seventy.”</text:span></text:p>
      <text:p text:style-name="P8">“I’ll put Bastian on sonar. It will be fucking fine.”</text:p>
      <text:p text:style-name="P8">“You need Bastian to run the trim tanks and Gregory to steer the boat. You need to keep yourself free to think about tactics — tactics are what will make this plan successful, or not.” Hemi paused. “Besides, Cassandra can do this.”</text:p>
      <text:p text:style-name="P8">There was silence from the radio for a minute. Then: “Alright Hemi. It’s your fuckin’ plan, I fuckin’ defer to you. I’ll put her back on sonar. If she kills us all, just know my last thought will be that you were fucking wrong.”</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oft-page-break/><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P8">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 so switching between the power sources to the propeller could be made without stopping the boat. Hemi threw out the clutch lever, moved the selection lever over to the diesel, and let the clutch back in.</text:p>
      <text:p text:style-name="P8">“OK, looks like it should be on diesel drive now,” Hemi called forward.</text:p>
      <text:p text:style-name="P8">“Fuckin’ sweet. There’s a starter button for the diesel just above the levers; can you press and hold that until the diesel fires?”</text:p>
      <text:p text:style-name="P8">Hemi pressed the slick rubber-coated button down with the fat part of his thumb, and the diesel engine in front of him made a few reluctant whines as it turned and the glow plugs warmed up.</text:p>
      <text:p text:style-name="P8">But before the engine fired, Shakes interrupted him. “Wait! Hemi, fuckin’ wait!”</text:p>
      <text:p text:style-name="P8">Hemi let his thumb off the starter button and the whine died away.</text:p>
      <text:p text:style-name="P8">Shakes joined him a second later. “I almost fuckin’ forgot! After the diesel starts, I won’t be able to hear a fucking thing up there. Here…” Shakes unclipped the largest of the crescent wrenches from his belt and handed it to Hemi. “If you need to get my attention with the engine running, whack that against some metal part of the boat.”</text:p>
      <text:p text:style-name="P8">Hemi nodded as Shakes grinned at him and slammed his thumb down on the starter.</text:p>
      <text:p text:style-name="P8">Hemi knew it would be loud. But he was not prepared for the sheer penetrating amplitude of the over-powered engine, which had no muffler to speak of. It rolled and roared its way to life, and the pressure of the sound swamped the entire interior of the small craft from bow to stern.</text:p>
      <text:p text:style-name="Text_20_body"><text:span text:style-name="T1">Being direct drive, unlike the </text:span><text:span text:style-name="T2">Prospect</text:span><text:span text:style-name="T1">, the </text:span><text:span text:style-name="T2">Gnat</text:span><text:span text:style-name="T1">’s engine also shook the boat a lot more. Also unlike the </text:span><text:span text:style-name="T2">Prospect</text:span><text:span text:style-name="T1">, the </text:span><text:span text:style-name="T2">Gnat’s</text:span><text:span text:style-name="T1"> diesel changed pitch and volume as the boat </text:span><text:soft-page-break/><text:span text:style-name="T1">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P8">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 he was happy to let someone else keep an eye on the sonar.</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s’s eye and pointed up to the hatch. Shakes nodded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oft-page-break/><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 and noted them on his clipboard. Then he connected an air hose to a valve of the </text:span><text:span text:style-name="T2">Gnat’s</text:span><text:span text:style-name="T1"> compressed air system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 to see Hemi giving him a “kill it” gesture. Shakes gave Hemi a thumbs up and then throttled back.</text:span></text:p>
      <text:p text:style-name="P8">The sound of the engine died down enough to give Hemi a tremendous sense of relief. Shakes pointed to the engine kill button on the wall and Hemi thumbed it. True silence — silence like Hemi had never quite experienced before in all his years on submarines — overtook the small boat.</text:p>
      <text:p text:style-name="P8">The silence only lasted a second before Shakes’s suddenly nasally-sounding voice broke in. “What the fuck’re we doin’ now?”</text:p>
      <text:p text:style-name="Text_20_body"><text:span text:style-name="T1">“Take us down. As deep as the </text:span><text:span text:style-name="T2">Gnat</text:span><text:span text:style-name="T1"> can go.”</text:span></text:p>
      <text:p text:style-name="P8">“OK…then switch us back to the fucking electric motor, man. And now maybe with the quiet back on us, you can fuckin’ fill me in on your apparently suicidal fuckin’ pl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text:soft-page-break/>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 — Percy must be running very slowly. But swinging the mics around, he found the </text:span><text:span text:style-name="T2">Grackle</text:span><text:span text:style-name="T1"> easily — 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Percy<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P8">“Ya, OK, Hemi. But…now you absolutely have to tell me what the plan is.”</text:p>
      <text:p text:style-name="Text_20_body"><text:span text:style-name="T1">“Well…”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wenty-five 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 though. I am confident the </text:span><text:span text:style-name="T2">Gnat</text:span><text:span text:style-name="T1"> can do the job.”</text:span></text:p>
      <text:p text:style-name="Text_20_body"><text:soft-page-break/><text:span text:style-name="T1">“Well, of course this boat can </text:span><text:span text:style-name="T2">do</text:span><text:span text:style-name="T1"> it! …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P8">“Really? Seems stupid, with that sub looking for her.”</text:p>
      <text:p text:style-name="Text_20_body"><text:span text:style-name="T1">“That’s the ‘bait’ part of the plan: she will let the </text:span><text:span text:style-name="T2">Grackle</text:span><text:span text:style-name="T1"> find her and chase her. As soon as she heard us shut down the diesel, she ramped the </text:span><text:span text:style-name="T2">Prospect</text:span><text:span text:style-name="T1"> up to something like ten knots — 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hirty meters down — 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P8">“Come port to 227 degrees,” said Hemi, with his hand cupped over the earpieces of the headphone, trying to eke out just that marginal amount more sound dampening that might be what he needed to hear some crucial thing out in the water. Shakes leaned the yoke slightly to the left and the boat heeled over in response.</text:p>
      <text:p text:style-name="Text_20_body"><text:span text:style-name="T1">“Down. Thiry meters. The </text:span><text:span text:style-name="T2">Grackle</text:span><text:span text:style-name="T1"> has clearly heard the </text:span><text:span text:style-name="T2">Prospect</text:span><text:span text:style-name="T1">’s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oft-page-break/><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P8">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in all submarines’ interior spaces.</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true"><dc:creator>Julia Ringo</dc:creator><dc:date>2023-10-21T12:07:00</dc:date><meta:creator-initials>JR</meta:creator-initials><text:p><text:span text:style-name="T3">Is this correct? Sealed by hand screw?</text:span></text:p></office:annotation><text:span text:style-name="T1">hand-screw-sealed </text:span><office:annotation-end office:name="__Annotation__13656_2956951863"/><text:span text:style-name="T1">hatch on the bottom of the cylinder. Hemi opened the hatch and hefted the device up into the narrow interior space.</text:span></text:p>
      <text:p text:style-name="P8">His intention was to get the device to sit on a narrow ledge that circled the interior of the hatch, intended as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p>
      <text:p text:style-name="Text_20_body"><text:span text:style-name="T1">Finally, Hemi reached back up into the escape trunk and wound the mechanical timers that would close the circuit to arm the warheads when the timer reached zero. He set them to a frighteningly-short five minutes — 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P8">Time was compressing down on Hemi. The little mechanical timers buzzed away, 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oft-page-break/><text:span text:style-name="T1">“Flood? Hemi, this ain’t no commercial sub with some kind of specs-mandated flood-and-pump escape trunk for getting a crew of fifty 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P8">“So it cannot be reset underwater, then?”</text:p>
      <text:p text:style-name="P8">“No way. The only reason I even put in an escape trunk was so I could flush out any problematic cargo if I got into a sticky situation with an Authority vessel. That…and I was terrified of being stuck on the bottom of the ocean and unable to open the sail hatch.”</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 Hemi could see their position in the water, see where the </text:span><text:span text:style-name="T2">Prospect</text:span><text:span text:style-name="T1"> should be off to their port side, and see the </text:span><text:span text:style-name="T2">Grackle — </text:span><text:span text:style-name="T1">all black and fiercely toothy in the front in its way — <text:s/>that was entirely unnatural for a submarinecharging towards Shakes’s rickety little craft from starboard. The boats all moved relative to each other in his head, driven into position by the second hand on the stopwatch. He put his hand up to the heavy iron lever covered with flecks of rust above his head.</text:span></text:p>
      <text:p text:style-name="P8">The second hand curled around and came up level. In Hemi’s head, the boats were all in the exact position. His thick fingers tightened on the lever, and then the muscles all the way down his arm to his shoulder tightened — the lever had been resting and rusting peacefully for years.</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P8">“The device is away, Captain Shakes!”</text:p>
      <text:p text:style-name="P8">“…Are you sure about that? I’d hate to find out it’s stuck in there and arming itself.”</text:p>
      <text:p text:style-name="P8">“I am as sure as I can be. Blow the tanks — the surface is going to be the safest place for us in the next few minutes.”</text:p>
      <text:p text:style-name="Text_20_body"><text:span text:style-name="T1">“Aye, Boss.” Shakes reached down and pulled up on the heavy red lever at his feet. The </text:span><text:span text:style-name="T2">Gnat</text:span><text:span text:style-name="T1">’s compressed air reserves blew past him in the boat’s narrow pipes with a whistling hiss. Water burbled heavily out from the ballast tanks into the surrounding </text:span><text:soft-page-break/><text:span text:style-name="T1">ocean. The </text:span><text:span text:style-name="T2">Gnat</text:span><text:span text:style-name="T1"> started upwards, slowly for a second, and then a moment later gaining speed. “Hang on to something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 — 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P8">Nothing moved under that silent dome of sky as one minute passed, then another. Shakes shaded his eyes against the brightness and scanned the water between him and the horizon line, looking for any surface manifestation of the movements going on below.</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P8">“Hold on,” Hemi’s voice came up darkly from below. “I am tracking the sub on sonar.”</text:p>
      <text:p text:style-name="Text_20_body"><text:soft-page-break/><text:span text:style-name="T1">Shakes’s initial feeling of excitement that such a claptrap device actually functioned as intended subsided to be replaced by the more rational thought that detonating the device was one thing, while actually damaging the </text:span><text:span text:style-name="T2">Grackle</text:span><text:span text:style-name="T1"> was another. He stared into the water next to the </text:span><text:span text:style-name="T2">Gnat</text:span><text:span text:style-name="T1"> for a moment and saw a long black shadow — endlessly long and thin, it seemed to him — 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P8">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 I guess. Drives me nuts.”</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oft-page-break/><text:span text:style-name="T1">“Cassandra!” Percy shouted down to the sonar compartment. “Tell me what just happened!”</text:span></text:p>
      <text:p text:style-name="P8">Cassandra nervously fumbled with the directional control wheel for the sonar mics and flipped filter switches on and off. “There was an explosion…”</text:p>
      <text:p text:style-name="Text_20_body"><text:span text:style-name="T1">Percy sighed. “I know that,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P8">“I…I can’t tell. There’s nothing but silence at the moment.”</text:p>
      <text:p text:style-name="P8">“Figure it out Cassandra! I’m depending on you here.”</text:p>
      <text:p text:style-name="P8">“The explosion definitely came from the pursuing sub — I’d say they hit Hemi’s device. But…”</text:p>
      <text:p text:style-name="P8">A full minute passed.</text:p>
      <text:p text:style-name="P8">“But what, Cassandra? I need to know what’s happening!”</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P8">Percy spat and lit a cheroot. “It sounded so good. I thought we’d at least have taken a bit of wind out of their sails.” This, mostly to herself.</text:p>
      <text:p text:style-name="P8">“Captain Percy!” Cassandra was shouting now. “There’s a torpedo in the water! They’ve fired at us!”</text:p>
      <text:p text:style-name="Text_20_body"><text:span text:style-name="T1">“Stay calm, Cassandra.” Percy kept her voice even. “This is important: has the torpedo acquired us? Is it pinging us? If so, we have to dive </text:span><text:span text:style-name="T2">now</text:span><text:span text:style-name="T1">. And if we dive, this plan is over.”</text:span></text:p>
      <text:p text:style-name="P8">“I don’t know Captain Percy!”</text:p>
      <text:p text:style-name="P8">“Figure it out, Cassandra. You know what a pinging torpedo sounds like. Listen until you can see what’s happening in your head. Then tell me what I need to do.”</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med in on the torpedo — a high whining electric motor just off their rear port side. She wrapped her head around it, and in her mind she could see the machine: 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oft-page-break/><text:span text:style-name="T1">“OK Captain Percy,” she said,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P8">Cassandra did not hear any corresponding change to the torpedo’s direction. “It doesn’t seem to be tracking us, Percy — no change to direction.”</text:p>
      <text:p text:style-name="P8">“OK, it hasn’t acquired us… yet. What’s the range?”</text:p>
      <text:p text:style-name="P8">Cassandra looked at the active sonar rig readout. “One-point-three miles.”</text:p>
      <text:p text:style-name="P8">“That’s not very much room to play with Cap,” said Bastian, nervously fingering the throttle control.</text:p>
      <text:p text:style-name="P8">“I am aware, Bastian.”</text:p>
      <text:p text:style-name="P8">Bastian lit a cigarette and blew smoke out from one side of his mouth.</text:p>
      <text:p text:style-name="P8">Cassandra let her mind slip out into the water again. The frequency of the torpedo’s pings had increased. It seemed to Cassandra like the device was gaining confidence, more certainty of its target. But what was the target?</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P8">“Absolutely. It will hit at any…” The explosion suddenly pierced her head through her ears. She yanked the headset off, but she was too slow to save her ears from being swamped with a painful and enduring ringing.</text:p>
      <text:p text:style-name="Text_20_body"><text:span text:style-name="T1">A second later the detonation rumbled through the hull of the </text:span><text:span text:style-name="T2">Prospect</text:span><text:span text:style-name="T1">.</text:span></text:p>
      <text:p text:style-name="P8">Percy smiled. “Nice work, Cassandra! They may not risk another torpedo on us in these waters. They wasted two already, and those things are expensive.”</text:p>
      <text:p text:style-name="P8">“Great,” Gregory smirked. “So they’ll just go back to trying to ram us.”</text:p>
      <text:p text:style-name="Text_20_body"><text:span text:style-name="T1">“Cassandra, the next task is to find the </text:span><text:span text:style-name="T2">Gnat</text:span><text:span text:style-name="T1"> and figure out what Hemi is doing,” Percy said.</text:span></text:p>
      <text:p text:style-name="P8"><text:soft-page-break/>“Right.”</text:p>
      <text:p text:style-name="Text_20_body"><text:span text:style-name="T1">“And don’t forget to continue to track the </text:span><text:span text:style-name="T2">Grackle</text:span><text:span text:style-name="T1"> at the same time. What’s the range?”</text:span></text:p>
      <text:p text:style-name="P8">“Two-point-three nautical miles. And they are increasing speed now.”</text:p>
      <text:p text:style-name="P8">“They’re trying to close on us. Your hunch about ramming might be right, Gregory.” Percy glanced at the battery gauges. They were moving fast enough at ten knots that she could see the needles on the battery-charge gauges dropping steadily. Those gauges had passed into the hatched red zone. That meant only a matter of twenty minutes or so of battery remained. After that, they would be forced to remain stationary or surface — either way, they would be an easy target for a final ramming.</text:p>
      <text:p text:style-name="Text_20_body"><text:span text:style-name="T1">“Let’s do what we can to conserve our remaining battery,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span text:style-name="T1">’s electric motors at this speed also drowned out most of the possibility of hearing a target as small as the </text:span><text:span text:style-name="T2">Gnat</text:span><text:span text:style-name="T1">. The only way it could be done was by carefully filtering out the </text:span><text:span text:style-name="T2">Prospect</text:span><text:span text:style-name="T1">’s motor noise, and then somehow landing the sonar mics precisely on the bearing of the </text:span><text:span text:style-name="T2">Gnat</text:span><text:span text:style-name="T1">. Cassandra flipped filters on and off and adjusted the fine-control dials carefully. Eventually she managed to limit the noise wash from the </text:span><text:span text:style-name="T2">Prospect</text:span><text:span text:style-name="T1"> enough to give her a sense that she might be able to hear her way around it.</text:span></text:p>
      <text:p text:style-name="Text_20_body"><text:span text:style-name="T1">She scanned and scanned, back and forth. All the way around the bow, too, but mostly focusing on the direction behind, where she had last heard the little boat moving. Her mind was out there, deep in the water behind her, but there was nothing but darkness. She felt like she was blind to everything except for her sense of the </text:span><text:span text:style-name="T2">Prospect</text:span><text:span text:style-name="T1">’s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 and tracked it carefully for a minute. “I’ve got them, Captain Percy. Thirty 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 Gregory here has a theory that now the </text:span><text:span text:style-name="T2">Grackle</text:span><text:span text:style-name="T1"> is after us for another ramming. Based on the speed they’ve put on, I’m inclined to agree with him. So…what’s the plan now?”</text:span></text:p>
      <text:p text:style-name="Text_20_body"><text:soft-page-break/><text:span text:style-name="T1">“Aye. Well, Hemi says he still thinks he can take them down. He just needs to deliver one of his devices to a weaker part of their sub than the ram — which is what they detonated the last one with.”</text:span></text:p>
      <text:p text:style-name="P8">“And how is he going to do that?”</text:p>
      <text:p text:style-name="P8">“No idea. I’m just steering the boat the way the boss says. Hang on…” A few seconds of static came across the radio, and then Shakes picked up again. “Hemi says you should just keep running — make evasive moves if you can. He’s going to maneuver us into position to deliver a second device.”</text:p>
      <text:p text:style-name="P8">“OK. But keep in mind we’re down to maybe fifteen minutes on the battery here. As soon as that’s gone, we’re a dead-in-the-water target for a boat with an intention to ram.”</text:p>
      <text:p text:style-name="P8">Another second passed. “Hemi says — —get this — he will ‘take your remaining battery into his calculations.’”</text:p>
      <text:p text:style-name="P8">“If anyone beside Hemi had said that to me, I wouldn’t be able to take it as any kind of reassurance. Don’t sink, Captain Shakes — I need Hemi back.”</text:p>
      <text:p text:style-name="P8">“Don’t you sink either, Captain Percy — I’ve gotten used to the hot meals on your boat! Out.”</text:p>
      <text:p text:style-name="P8">As Percy hung the mic back up above her head, Bastian reached one long finger out and fruitlessly tapped the battery gauge.</text:p>
      <text:p text:style-name="P8"> </text:p>
      <text:p text:style-name="P8">“Captain Shakes, we have to go deeper. Fifty meters.”</text:p>
      <text:p text:style-name="Text_20_body"><text:span text:style-name="T1">“Ain’t gonna happen,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P8">“Below thirty and the seams start splitting. Fifty is out of the questio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 though — if we can get it to detonate right in the middle of their sub — the upward force of the explosion will blow through the middle and break the sub’s back. Snap it in half. And all the watertight compartments in the world will not help them at that point. At least,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 Hemi?”</text:span></text:p>
      <text:p text:style-name="Text_20_body"><text:soft-page-break/><text:span text:style-name="T1">“Not quite. I will set the arming timer. We can leave the mine under their path, and if I get the timing correct, the weapon will arm just as the middle of the sub passes over it — 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P8">“All you have to do is drive the boat, Captain Shakes.”</text:p>
      <text:p text:style-name="P8">“…Down beyond a depth I never intended to take it.”</text:p>
      <text:p text:style-name="P8">Hemi pounded on one of the roughly welded thwarts. “It is a good boat. I think it is capable of more than you give it credit for.”</text:p>
      <text:p text:style-name="Text_20_body"><text:span text:style-name="T1">“I’d have more faith in that statement if it came at a time when you were not trying to convince me to do something incredibly,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s eyes peered out into the murky water, and scanned upwards. There was nothing to see, but Shakes could never resist the temptation to try.</text:span></text:p>
      <text:p text:style-name="P8">“Ten minutes,” said Hemi, speaking softly, since he was less than a meter from Shakes’ head. “We need to start descending now.”</text:p>
      <text:p text:style-name="P8">“Just curious Hemi, how deep do you think it is here?”</text:p>
      <text:p text:style-name="Text_20_body"><text:span text:style-name="T1">“More than a thousand 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 — 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P8">“Forty meters.”</text:p>
      <text:p text:style-name="Text_20_body"><text:soft-page-break/><text:span text:style-name="T1">“The boat is doing great,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 man.” Shakes’ hands were sweating. He put a cigarette to his lips but forgot to light it.</text:span></text:p>
      <text:p text:style-name="P8">Hemi stared at his ticking watch.</text:p>
      <text:p text:style-name="P8">“Forty-five meters.”</text:p>
      <text:p text:style-name="P8">“OK, start leveling out,” said Hemi. “I think you can stay just above fifty. I have to go prep and load the mine.” Hemi listened for one second longer to the sonar, checked his stopwatch, and sidled back to load the second device into the escape trunk.</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noisy” when they went deep — 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P8">“Better hurry Hemi. I’m not sure how much longer we can stay this deep.”</text:p>
      <text:p text:style-name="P8">Hemi looked at the stopwatch. “Three minutes. Just hold the boat right at the level and speed you have — do not let anything change.”</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P8">“Thirty seconds!” Hemi called forward. He put his hand on the lever. The hand of the stopwatch ticked around, climbing upwards. It hit the zero mark. Hemi hefted the lever that released the escape trunk hatch. It slid easily back this time.</text:p>
      <text:p text:style-name="P8">It took a second for Hemi to realize that was because the hatch above him did not open.</text:p>
      <text:p text:style-name="P8">“That hatch is not open!” Hemi yelled forward, true panic slipping into the baritone of his voice.</text:p>
      <text:p text:style-name="Text_20_body"><text:soft-page-break/><text:span text:style-name="T1">“The pressure, Hemi! The whole hull is compressed. The hatch must be wedged in its seat!”</text:span></text:p>
      <text:p text:style-name="P8">Hemi smacked a heavy fist against the hull above him.</text:p>
      <text:p text:style-name="P8">Shakes could hear the pounding in the pilot’s seat. “Hemi. You have to get that open. We can’t have that weapon arm itself in the trunk… . . .”</text:p>
      <text:p text:style-name="P8">“I am aware of that!” Hemi pressed his lips together, concentrating on revising his estimates of where the boats were in relation to each other, and at the same time trying to figure out a way to release the hatch. “Come shallow by a few meters,” Hemi shouted forward, “that might be all we need.” A second went by, and Hemi knew they were getting out of position. “You also need to come port to 222 degrees. Hard! Now!”</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text:soft-page-break/>Nothing happened.</text:p>
      <text:p text:style-name="P8">“No-go, Hemi,” Shakes said with some kind of doomed resolve reflecting in his voice. “We must have cracked the ballast tanks. The blow ain’t doin’ crap. I think we’re done here.”</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s and Hemi’s ears. Whatever small cracks had opened in the seams before now split wide,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 Captain Percy… I’m hearing a lot of popping and crackling. Hold on…” She scanned the sonar. The soundscape was a confusing mess: massive churning bubbles of air rising towards the surface, creaking and cracking metal, rushing water …and distant screams of terror. “Captain Percy: I’m almost certain the </text:span><text:span text:style-name="T2">Grackle</text:span><text:span text:style-name="T1"> is finished. I’m hearing nothing but…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p>
      <text:p text:style-name="P8">Percy’s eyes snapped up to the ship-to-ship. It was not the voice of Hemi or Shakes.</text:p>
      <text:p text:style-name="Text_20_body"><text:span text:style-name="T1">“Sylvia…are you leaving me to die a second time?” The voice came riding on a background of wailing klaxons, creaking metal, and shouting men.</text:span></text:p>
      <text:p text:style-name="Text_20_body"><text:span text:style-name="T1">Sylvia slowly reached a hand up to take the mic. She thumbed the transmitter. “…Owen? …But how?”</text:span></text:p>
      <text:p text:style-name="Text_20_body"><text:soft-page-break/><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 — thinking there was no way I could survive.</text:span></text:p>
      <text:p text:style-name="Text_20_body"><text:span text:style-name="T1">“And I would have died in that storm, just as you expected. Probably within a matter of minutes — —except by sheer luck I washed aboard the deck of the </text:span><text:span text:style-name="T2">Grackle…. </text:span><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 — 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 I didn’t know…” Her thumb fell off the transmitter. The radio remained dead for a few seconds.</text:span></text:p>
      <text:p text:style-name="Text_20_body"><text:span text:style-name="T1">The radio dial re-lit. “…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 Sylvia. But now…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Everyone eventually. But for me, the pit is only a few seconds away now. Know this,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text:soft-page-break/>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span text:style-name="T1">’s controls, passing the small, flickering light slowly in front of each dial and gauge. For good measure he pulled the emergency blow lever again. He opened all the tank trim valves. None of those things required electricity to function — 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 — pegged at one hundred meters, which was the maximum reading for the gauge.</text:span></text:p>
      <text:p text:style-name="P8">He let the lighter go out.</text:p>
      <text:p text:style-name="Text_20_body"><text:span text:style-name="T1">His whole life he had been able to make these machines — all machines — do what he wanted them to. But this particular one was failing him now. Shakes’s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where he had grown up. All his years on rusting and leaking submarines, and running water — a sound of death on submarines — 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 said Shakes.</text:span></text:p>
      <text:p text:style-name="Text_20_body"><text:soft-page-break/><text:span text:style-name="T1">“…The </text:span><text:span text:style-name="T2">Prospect</text:span><text:span text:style-name="T1">. They must have gotten under us.”</text:span></text:p>
      <text:p text:style-name="Text_20_body"><text:span text:style-name="T1">“And now they’re raising us to the surface? Like some newborn whale?”</text:span></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 of course! She managed to pick Shakes’s little sinking craft out from all the noise of the </text:span><text:span text:style-name="T2">Grackle</text:span><text:span text:style-name="T1"> going down, and then she navigated us down with dead-on precision until we were under you. Just in the nick, too! Our batteries flat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span text:style-name="T1">’s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span text:style-name="T1">’s sail charging out over the water at an angle from the boat, the sea had turned a bright </text:span><text:soft-page-break/><text:span text:style-name="T1">shade of slate blue. A long slow deep-ocean swell rose and fell all around, giving the impression of passing through a landscape of low hills — though in a queasy way where the traveler is standing still and the landscape is moving around her, rather than the other way around.</text:span></text:p>
      <text:p text:style-name="Text_20_body"><text:span text:style-name="T1">Even though it was bright daylight,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span text:style-name="T1">’s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span text:style-name="T1">’s deck that morning, cataloging the damage to his boat. It was beginning to look like the </text:span><text:span text:style-name="T2">Gnat</text:span><text:span text:style-name="T1"> might end up being more weld than plate — 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s’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 and winched up the soot-covered black grill that had been made by welding legs onto a steel barrel, cutting it in half, and installing hinges to make the top a lid.</text:span></text:p>
      <text:p text:style-name="Text_20_body"><text:span text:style-name="T1">From the cargo hold he also hauled up a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oft-page-break/><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you know, I left him for fucking dead.”</text:span></text:p>
      <text:p text:style-name="P8">“Do you feel that was a mistake?”</text:p>
      <text:p text:style-name="Text_20_body"><text:span text:style-name="T1">“Fuck no,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 — 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 Hemi, Owen is not fucking haunting me. The only thing haunting me is the same thing as always: where is our next job coming from?”</text:span></text:p>
      <text:p text:style-name="P8"><text:soft-page-break/>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free,” as in you paid nothing for it. If you read the e-book, you probably didn’t pay anything. But if you read a paper copy, you might have paid a little something. That’s good – it helps cover the real cost of printing on paper and whatnot. But the book is “free” in that 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Which software?” the nerds among you ask: vim, markdown, pandoc, git, make, Inkscape, Gimp, tmux, screen, mupdf, and of course all of the various Linux distros that are my daily driver desktop computers.) But I’m not much of a programmer, so I can’t give back to the open source world (other than through boring financial means). I did write this novel, though. I put a lot of work into it. I hope it has got a good amount of entertainment value. I hope that by putting it out for free, it entertains lots of people — 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182070810"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25828979057647" text:continue-list="list3182070810" text:style-name="WWNum22">
        <text:list-item text:start-value="1">
          <text:p text:style-name="P14">License grant.</text:p>
        </text:list-item>
      </text:list>
      <text:list xml:id="list430313675"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25829615594777" text:continue-list="list225828979057647"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25828833439015" text:continue-list="list430313675"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25829456550431" text:continue-list="list225828833439015" text:style-name="WWNum4">
        <text:list-item>
          <text:list>
            <text:list-item>
              <text:p text:style-name="P18">Downstream recipients.</text:p>
            </text:list-item>
          </text:list>
        </text:list-item>
      </text:list>
      <text:list xml:id="list225829813337059" text:continue-list="list225829615594777"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25830644363318" text:continue-list="list225829456550431"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25829015007333" text:continue-list="list225829813337059" text:style-name="WWNum30">
        <text:list-item>
          <text:p text:style-name="P22">Other rights.</text:p>
        </text:list-item>
      </text:list>
      <text:list xml:id="list225830260694904" text:continue-list="list225830644363318"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25829142669755" text:continue-list="list225829015007333" text:style-name="WWNum34">
        <text:list-item text:start-value="1">
          <text:p text:style-name="P26">Attribution.</text:p>
        </text:list-item>
      </text:list>
      <text:list xml:id="list225830758732275" text:continue-list="list225830260694904" text:style-name="WWNum35">
        <text:list-item>
          <text:list>
            <text:list-item text:start-value="1">
              <text:p text:style-name="P27">If You Share the Licensed Material (including in modified form), You must:</text:p>
            </text:list-item>
          </text:list>
        </text:list-item>
      </text:list>
      <text:list xml:id="list225829903524802" text:continue-list="list225829142669755"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279019"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25828820669175" text:continue-list="list225829903524802"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25830536507229" text:continue-list="list225830758732275"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25829489462795" text:continue-list="list225828820669175" text:style-name="WWNum42">
        <text:list-item>
          <text:p text:style-name="P35"><text:soft-page-break/>ShareAlike.</text:p>
        </text:list-item>
      </text:list>
      <text:list xml:id="list2303166803" text:style-name="WWNum1">
        <text:list-item>
          <text:p text:style-name="P36">In addition to the conditions in Section 3(a), if You Share Adapted Material You produce, the following conditions also apply.</text:p>
        </text:list-item>
      </text:list>
      <text:list xml:id="list225828799496521" text:continue-list="list225830536507229"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25829945319929" text:continue-list="list225829489462795"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25830294351989" text:continue-list="list225829945319929"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25829537952215" text:continue-list="list225830294351989"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25828996086918" text:continue-list="list225828799496521"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2303166803" text:style-name="WWNum1">
        <text:list-item>
          <text:p text:style-name="P36">For the avoidance of doubt, this Section 6(b) does not affect any right the Licensor may have to seek remedies for Your violations of this Public License.</text:p>
        </text:list-item>
      </text:list>
      <text:list xml:id="list225830858489279" text:continue-list="list225829537952215"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25830017568719" text:continue-list="list225830858489279"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225830523876072" text:continue-list="list225830017568719"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52</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71</meta:editing-cycles>
    <meta:creation-date>2023-10-01T15:32:00</meta:creation-date>
    <dc:date>2023-12-18T22:58:28.155746202</dc:date>
    <dc:language>en-US</dc:language>
    <meta:editing-duration>P2DT1H53M46S</meta:editing-duration>
    <meta:generator>LibreOffice/7.6.4.1$Linux_X86_64 LibreOffice_project/60$Build-1</meta:generator>
    <meta:document-statistic meta:table-count="0" meta:image-count="0" meta:object-count="0" meta:page-count="252" meta:paragraph-count="2896" meta:word-count="120048" meta:character-count="666124" meta:non-whitespace-character-count="548397"/>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